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8cm" fo:min-width="5.90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4.8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cm" fo:min-width="5.9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4.8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2.802cm"/>
    </style:style>
    <style:style style:name="gr11" style:family="graphic" style:parent-style-name="standard">
      <style:graphic-properties draw:stroke="none" draw:fill="none" fo:min-height="0.385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.9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.8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1.1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1.1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4.9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4.32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start" style:text-autospace="none" style:line-break="normal" style:writing-mode="page"/>
      <style:text-properties fo:color="#800000" style:text-outline="false" style:text-line-through-style="none" fo:font-family="'DejaVu Sans'" style:font-style-name="Book" style:font-family-generic="swiss" style:font-pitch="variabl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DejaVu Sans'" style:font-family-generic-asian="swiss" style:font-pitch-asian="variable" style:font-size-asian="18pt" style:language-asian="en" style:country-asian="US" style:font-style-asian="normal" style:font-weight-asian="bold" style:font-family-complex="'DejaVu Sans'" style:font-family-generic-complex="swiss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start" style:text-autospace="none" style:line-break="normal" style:writing-mode="page"/>
      <style:text-properties fo:color="#800000" style:text-outline="false" style:text-line-through-style="none" fo:font-family="'DejaVu Sans'" style:font-style-name="Book" style:font-family-generic="swiss" style:font-pitch="variab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DejaVu Sans'" style:font-family-generic-asian="swiss" style:font-pitch-asian="variable" style:font-size-asian="14pt" style:language-asian="en" style:country-asian="US" style:font-style-asian="normal" style:font-weight-asian="bold" style:font-family-complex="'DejaVu Sans'" style:font-family-generic-complex="swiss" style:font-pitch-complex="variable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0.762cm" svg:x="7.223cm" svg:y="2.651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302cm" svg:height="3.302cm" svg:x="7.35cm" svg:y="4.429cm">
          <text:p text:style-name="P1"><text:span text:style-name="T1">Check Admin</text:span><text:span text:style-name="T1"><text:line-break/></text:span><text:span text:style-name="T1">Righ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2" draw:id="id12" draw:layer="layout" svg:width="3.429cm" svg:height="0.889cm" svg:x="7.223cm" svg:y="25.892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271cm" svg:height="1.128cm" svg:x="7.064cm" svg:y="1cm">
          <draw:text-box>
            <text:p text:style-name="P2"><text:span text:style-name="T2">Launch application</text:span></text:p>
          </draw:text-box>
        </draw:frame>
        <draw:custom-shape draw:style-name="gr1" draw:text-style-name="P1" xml:id="id7" draw:id="id7" draw:layer="layout" svg:width="4.699cm" svg:height="1.143cm" svg:x="6.588cm" svg:y="15.986cm">
          <text:p text:style-name="P1"><text:span text:style-name="T1">Show Main 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81cm" svg:height="1.397cm" svg:x="1.635cm" svg:y="19.034cm">
          <text:p text:style-name="P1"><text:span text:style-name="T1">Save Butt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4.372cm" svg:height="4.064cm" svg:x="12.684cm" svg:y="4.048cm">
          <text:p text:style-name="P1"><text:span text:style-name="T1">Show Admin Rights</text:span><text:span text:style-name="T1"><text:line-break/></text:span><text:span text:style-name="T1">Wind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svg:x1="9.001cm" svg:y1="3.413cm" svg:x2="9.001cm" svg:y2="4.429cm" draw:start-shape="id1" draw:start-glue-point="2" draw:end-shape="id2" draw:end-glue-point="4" svg:d="m9001 3413v502 13 501" svg:viewBox="0 0 1 1017">
          <text:p/>
        </draw:connector>
        <draw:connector draw:style-name="gr3" draw:text-style-name="P3" draw:layer="layout" draw:type="lines" svg:x1="10.652cm" svg:y1="6.08cm" svg:x2="12.684cm" svg:y2="6.08cm" draw:start-shape="id2" draw:start-glue-point="7" draw:end-shape="id3" svg:d="m10652 6080h502 1029 501" svg:viewBox="0 0 2033 1">
          <text:p/>
        </draw:connector>
        <draw:custom-shape draw:style-name="gr1" draw:text-style-name="P1" xml:id="id6" draw:id="id6" draw:layer="layout" svg:width="5.468cm" svg:height="1.905cm" svg:x="12.557cm" svg:y="12.049cm">
          <text:p text:style-name="P1"><text:span text:style-name="T1">Add Active Sim to D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4.96cm" svg:height="1.397cm" svg:x="6.454cm" svg:y="8.874cm">
          <text:p text:style-name="P1"><text:span text:style-name="T1">Get Registered </text:span></text:p>
          <text:p text:style-name="P1"><text:span text:style-name="T1">Sim's from DB 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" draw:id="id5" draw:layer="layout" svg:width="3.429cm" svg:height="3.338cm" svg:x="7.223cm" svg:y="11.287cm">
          <text:p text:style-name="P1"><text:span text:style-name="T1">Check Active </text:span></text:p>
          <text:p text:style-name="P1"><text:span text:style-name="T1">Si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" draw:id="id9" draw:layer="layout" svg:width="3.302cm" svg:height="3.175cm" svg:x="7.35cm" svg:y="18.145cm">
          <text:p text:style-name="P1"><text:span text:style-name="T1">Check Admin</text:span><text:span text:style-name="T1"><text:line-break/></text:span><text:span text:style-name="T1">Righ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1" draw:id="id11" draw:layer="layout" svg:width="4.318cm" svg:height="4.328cm" svg:x="12.811cm" svg:y="17.5cm">
          <text:p text:style-name="P1"><text:span text:style-name="T1">Show Admin Rights</text:span><text:span text:style-name="T1"><text:line-break/></text:span><text:span text:style-name="T1">Wind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" draw:id="id10" draw:layer="layout" svg:width="4.953cm" svg:height="1.651cm" svg:x="6.461cm" svg:y="23.479cm">
          <text:p text:style-name="P1"><text:span text:style-name="T1">Lock App,</text:span></text:p>
          <text:p text:style-name="P1"><text:span text:style-name="T1">Hide Icon.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s" svg:x1="9.001cm" svg:y1="7.731cm" svg:x2="8.934cm" svg:y2="8.874cm" draw:start-shape="id2" draw:start-glue-point="6" draw:end-shape="id4" draw:end-glue-point="5" svg:d="m9001 7731v502l-67 139v502" svg:viewBox="0 0 68 1144">
          <text:p/>
        </draw:connector>
        <draw:connector draw:style-name="gr3" draw:text-style-name="P3" draw:layer="layout" draw:type="lines" svg:x1="8.934cm" svg:y1="10.271cm" svg:x2="8.938cm" svg:y2="11.287cm" draw:start-shape="id4" draw:start-glue-point="8" draw:end-shape="id5" draw:end-glue-point="4" svg:d="m8934 10271v501l4 14v501" svg:viewBox="0 0 5 1017">
          <text:p/>
        </draw:connector>
        <draw:connector draw:style-name="gr3" draw:text-style-name="P3" draw:layer="layout" draw:type="lines" svg:x1="10.652cm" svg:y1="12.956cm" svg:x2="13.24cm" svg:y2="13.002cm" draw:start-shape="id5" draw:start-glue-point="7" draw:end-shape="id6" draw:end-glue-point="9" svg:d="m10652 12956h501l903 46h1184" svg:viewBox="0 0 2589 47">
          <text:p/>
        </draw:connector>
        <draw:connector draw:style-name="gr3" draw:text-style-name="P3" draw:layer="layout" svg:x1="8.938cm" svg:y1="14.625cm" svg:x2="8.937cm" svg:y2="15.986cm" draw:start-shape="id5" draw:start-glue-point="6" draw:end-shape="id7" svg:d="m8938 14625v681h-1v680" svg:viewBox="0 0 2 1362">
          <text:p/>
        </draw:connector>
        <draw:connector draw:style-name="gr3" draw:text-style-name="P3" draw:layer="layout" draw:type="lines" svg:x1="14.607cm" svg:y1="13.954cm" svg:x2="8.937cm" svg:y2="15.986cm" draw:start-shape="id6" draw:start-glue-point="7" draw:end-shape="id7" draw:end-glue-point="0" svg:d="m14607 13954v501l-5670 1029v502" svg:viewBox="0 0 5671 2033">
          <text:p/>
        </draw:connector>
        <draw:connector draw:style-name="gr3" draw:text-style-name="P3" draw:layer="layout" draw:type="line" svg:x1="14.87cm" svg:y1="8.112cm" svg:x2="8.934cm" svg:y2="8.874cm" draw:start-shape="id3" draw:start-glue-point="6" draw:end-shape="id4" draw:end-glue-point="5" svg:d="m14870 8112-5936 762" svg:viewBox="0 0 5937 763">
          <text:p/>
        </draw:connector>
        <draw:connector draw:style-name="gr3" draw:text-style-name="P3" draw:layer="layout" draw:type="lines" svg:x1="8.937cm" svg:y1="17.129cm" svg:x2="3.54cm" svg:y2="19.034cm" draw:start-shape="id7" draw:start-glue-point="2" draw:end-shape="id8" draw:end-glue-point="5" svg:d="m8937 17129v500l-5397 903v502" svg:viewBox="0 0 5398 1906">
          <text:p/>
        </draw:connector>
        <draw:connector draw:style-name="gr3" draw:text-style-name="P3" draw:layer="layout" draw:type="line" svg:x1="4.969cm" svg:y1="19.733cm" svg:x2="7.35cm" svg:y2="19.733cm" draw:start-shape="id8" draw:start-glue-point="6" draw:end-shape="id9" draw:end-glue-point="5" svg:d="m4969 19733h2381" svg:viewBox="0 0 2382 1">
          <text:p/>
        </draw:connector>
        <draw:connector draw:style-name="gr3" draw:text-style-name="P3" draw:layer="layout" draw:type="line" svg:x1="9.001cm" svg:y1="21.32cm" svg:x2="8.937cm" svg:y2="23.479cm" draw:start-shape="id9" draw:start-glue-point="6" draw:end-shape="id10" svg:d="m9001 21320-64 2159" svg:viewBox="0 0 65 2160">
          <text:p/>
        </draw:connector>
        <draw:connector draw:style-name="gr3" draw:text-style-name="P3" draw:layer="layout" draw:type="line" svg:x1="10.652cm" svg:y1="19.733cm" svg:x2="12.811cm" svg:y2="19.664cm" draw:start-shape="id9" draw:start-glue-point="7" draw:end-shape="id11" svg:d="m10652 19733 2159-69" svg:viewBox="0 0 2160 70">
          <text:p/>
        </draw:connector>
        <draw:connector draw:style-name="gr3" draw:text-style-name="P3" draw:layer="layout" draw:type="line" svg:x1="14.97cm" svg:y1="21.828cm" svg:x2="8.938cm" svg:y2="23.479cm" draw:start-shape="id11" draw:start-glue-point="6" draw:end-shape="id10" draw:end-glue-point="5" svg:d="m14970 21828-6032 1651" svg:viewBox="0 0 6033 1652">
          <text:p/>
        </draw:connector>
        <draw:frame draw:style-name="gr4" draw:text-style-name="P4" draw:layer="layout" svg:width="2.159cm" svg:height="0.889cm" svg:x="10.271cm" svg:y="5.318cm">
          <draw:text-box>
            <text:p text:style-name="P4"><text:span text:style-name="T1">Disabled</text:span></text:p>
          </draw:text-box>
        </draw:frame>
        <draw:frame draw:style-name="gr5" draw:text-style-name="P4" draw:layer="layout" svg:width="2.064cm" svg:height="0.762cm" svg:x="7.096cm" svg:y="7.604cm">
          <draw:text-box>
            <text:p text:style-name="P4"><text:span text:style-name="T1">Enabled</text:span></text:p>
          </draw:text-box>
        </draw:frame>
        <draw:frame draw:style-name="gr6" draw:text-style-name="P4" draw:layer="layout" svg:width="1.78cm" svg:height="0.725cm" svg:x="10.398cm" svg:y="12.213cm">
          <draw:text-box>
            <text:p text:style-name="P4"><text:span text:style-name="T1">unique</text:span></text:p>
          </draw:text-box>
        </draw:frame>
        <draw:frame draw:style-name="gr7" draw:text-style-name="P4" draw:layer="layout" svg:width="1.421cm" svg:height="0.889cm" svg:x="7.604cm" svg:y="14.589cm">
          <draw:text-box>
            <text:p text:style-name="P4"><text:span text:style-name="T1">Exist</text:span></text:p>
          </draw:text-box>
        </draw:frame>
        <draw:frame draw:style-name="gr6" draw:text-style-name="P4" draw:layer="layout" svg:width="2.064cm" svg:height="0.725cm" svg:x="6.969cm" svg:y="20.939cm">
          <draw:text-box>
            <text:p text:style-name="P4"><text:span text:style-name="T1">Enabled</text:span></text:p>
          </draw:text-box>
        </draw:frame>
        <draw:frame draw:style-name="gr4" draw:text-style-name="P4" draw:layer="layout" svg:width="2.159cm" svg:height="0.889cm" svg:x="10.271cm" svg:y="19.034cm">
          <draw:text-box>
            <text:p text:style-name="P4"><text:span text:style-name="T1">Disabled</text:span></text:p>
          </draw:text-box>
        </draw:frame>
        <draw:connector draw:style-name="gr3" draw:text-style-name="P3" draw:layer="layout" draw:type="lines" svg:x1="8.938cm" svg:y1="25.13cm" svg:x2="8.937cm" svg:y2="25.892cm" draw:start-shape="id10" draw:start-glue-point="8" draw:end-shape="id12" draw:end-glue-point="0" svg:d="m8938 25130v501l-1-241v502" svg:viewBox="0 0 2 763">
          <text:p/>
        </draw:connector>
      </draw:page>
      <draw:page draw:name="page2" draw:style-name="dp1" draw:master-page-name="Default">
        <draw:custom-shape draw:style-name="gr1" draw:text-style-name="P1" xml:id="id13" draw:id="id13" draw:layer="layout" svg:width="6.455cm" svg:height="1.015cm" svg:x="2.524cm" svg:y="2.27cm">
          <text:p text:style-name="P1"><text:span text:style-name="T1">Start Background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4.296cm" svg:height="3.048cm" svg:x="2.927cm" svg:y="4.429cm">
          <text:p text:style-name="P1"><text:span text:style-name="T1">Check App Status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5" draw:layer="layout" svg:width="8.436cm" svg:height="0.988cm" svg:x="7.931cm" svg:y="1.028cm">
          <draw:text-box>
            <text:p text:style-name="P5"><text:span text:style-name="T2">Background service</text:span></text:p>
          </draw:text-box>
        </draw:frame>
        <draw:connector draw:style-name="gr3" draw:text-style-name="P3" draw:layer="layout" draw:type="lines" svg:x1="5.751cm" svg:y1="3.285cm" svg:x2="5.075cm" svg:y2="4.429cm" draw:start-shape="id13" draw:start-glue-point="2" draw:end-shape="id14" draw:end-glue-point="4" svg:d="m5751 3285v501l-676 142v501" svg:viewBox="0 0 677 1145">
          <text:p/>
        </draw:connector>
        <draw:frame draw:style-name="gr9" draw:text-style-name="P4" draw:layer="layout" svg:width="2.159cm" svg:height="0.725cm" svg:x="3.032cm" svg:y="7.26cm">
          <draw:text-box>
            <text:p text:style-name="P4"><text:span text:style-name="T1">Disabled</text:span></text:p>
          </draw:text-box>
        </draw:frame>
        <draw:frame draw:style-name="gr10" draw:text-style-name="P4" draw:layer="layout" svg:width="4.024cm" svg:height="0.762cm" svg:x="6.969cm" svg:y="5.318cm">
          <draw:text-box>
            <text:p text:style-name="P4"><text:span text:style-name="T1">Enabled or Default</text:span></text:p>
          </draw:text-box>
        </draw:frame>
        <draw:custom-shape draw:style-name="gr1" draw:text-style-name="P1" xml:id="id15" draw:id="id15" draw:layer="layout" svg:width="4.191cm" svg:height="3.175cm" svg:x="2.905cm" svg:y="8.62cm">
          <text:p text:style-name="P3"><text:span text:style-name="T1">Check Active Sim </text:span></text:p>
          <text:p text:style-name="P3"><text:span text:style-name="T1">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8" draw:id="id18" draw:layer="layout" svg:width="6.096cm" svg:height="2.159cm" svg:x="8.112cm" svg:y="11.795cm">
          <text:p text:style-name="P1"><text:span text:style-name="T1">Send First Notification</text:span></text:p>
          <text:p text:style-name="P1"><text:span text:style-name="T1">SM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9" draw:id="id19" draw:layer="layout" svg:width="5.588cm" svg:height="1.524cm" svg:x="2.27cm" svg:y="17.637cm">
          <text:p text:style-name="P3"><text:span text:style-name="T1">Start GPS Listen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6.096cm" svg:height="2.032cm" svg:x="2.016cm" svg:y="20.05cm">
          <text:p text:style-name="P1">Wait time (2 Hours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7" draw:id="id17" draw:layer="layout" svg:width="4.953cm" svg:height="3.175cm" svg:x="2.397cm" svg:y="12.938cm">
          <text:p text:style-name="P3"><text:span text:style-name="T1">Check First SMS </text:span></text:p>
          <text:p text:style-name="P3"><text:span text:style-name="T1">Delivery</text:span></text:p>
          <text:p text:style-name="P3"><text:span text:style-name="T1">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6" draw:id="id16" draw:layer="layout" svg:width="3.81cm" svg:height="1.143cm" svg:x="9.763cm" svg:y="9.636cm">
          <text:p text:style-name="P1"><text:span text:style-name="T1">End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5.075cm" svg:y1="7.477cm" svg:x2="5cm" svg:y2="8.62cm" draw:start-shape="id14" draw:start-glue-point="6" draw:end-shape="id15" draw:end-glue-point="4" svg:d="m5075 7477v502l-75 139v502" svg:viewBox="0 0 76 1144">
          <text:p/>
        </draw:connector>
        <draw:connector draw:style-name="gr3" draw:text-style-name="P3" draw:layer="layout" draw:type="lines" svg:x1="7.223cm" svg:y1="5.953cm" svg:x2="11.668cm" svg:y2="9.636cm" draw:start-shape="id14" draw:start-glue-point="7" draw:end-shape="id16" draw:end-glue-point="0" svg:d="m7223 5953h502l3943 3181v502" svg:viewBox="0 0 4446 3684">
          <text:p/>
        </draw:connector>
        <draw:connector draw:style-name="gr3" draw:text-style-name="P3" draw:layer="layout" draw:type="lines" svg:x1="7.096cm" svg:y1="10.208cm" svg:x2="9.763cm" svg:y2="10.207cm" draw:start-shape="id15" draw:start-glue-point="7" draw:end-shape="id16" draw:end-glue-point="3" svg:d="m7096 10208h501l1665-1h501" svg:viewBox="0 0 2668 2">
          <text:p/>
        </draw:connector>
        <draw:connector draw:style-name="gr3" draw:text-style-name="P3" draw:layer="layout" draw:type="lines" svg:x1="5cm" svg:y1="11.795cm" svg:x2="4.874cm" svg:y2="12.938cm" draw:start-shape="id15" draw:start-glue-point="6" draw:end-shape="id17" draw:end-glue-point="4" svg:d="m5000 11795v501l-126 140v502" svg:viewBox="0 0 127 1144">
          <text:p/>
        </draw:connector>
        <draw:connector draw:style-name="gr3" draw:text-style-name="P3" draw:layer="layout" svg:x1="7.35cm" svg:y1="14.526cm" svg:x2="8.874cm" svg:y2="12.875cm" draw:start-shape="id17" draw:start-glue-point="7" draw:end-shape="id18" draw:end-glue-point="9" svg:d="m7350 14526h381v-1651h1143" svg:viewBox="0 0 1525 1652">
          <text:p/>
        </draw:connector>
        <draw:connector draw:style-name="gr3" draw:text-style-name="P3" draw:layer="layout" draw:type="lines" svg:x1="10.398cm" svg:y1="13.954cm" svg:x2="5.064cm" svg:y2="17.637cm" draw:start-shape="id18" draw:start-glue-point="7" draw:end-shape="id19" draw:end-glue-point="0" svg:d="m10398 13954v501l-5334 2681v501" svg:viewBox="0 0 5335 3684">
          <text:p/>
        </draw:connector>
        <draw:connector draw:style-name="gr3" draw:text-style-name="P3" draw:layer="layout" draw:type="lines" svg:x1="4.874cm" svg:y1="16.113cm" svg:x2="5.064cm" svg:y2="17.637cm" draw:start-shape="id17" draw:start-glue-point="6" draw:end-shape="id19" draw:end-glue-point="0" svg:d="m4874 16113v501l190 522v501" svg:viewBox="0 0 191 1525">
          <text:p/>
        </draw:connector>
        <draw:connector draw:style-name="gr3" draw:text-style-name="P3" draw:layer="layout" draw:type="line" svg:x1="5.064cm" svg:y1="19.161cm" svg:x2="5.064cm" svg:y2="20.05cm" draw:start-shape="id19" draw:start-glue-point="2" draw:end-shape="id20" draw:end-glue-point="5" svg:d="m5064 19161v889" svg:viewBox="0 0 1 890">
          <text:p/>
        </draw:connector>
        <draw:custom-shape draw:style-name="gr1" draw:text-style-name="P1" xml:id="id21" draw:id="id21" draw:layer="layout" svg:width="4.953cm" svg:height="1.016cm" svg:x="12.811cm" svg:y="14.733cm">
          <text:p text:style-name="P1">On Location Change</text:p>
          <text:p text:style-name="P1">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5.207cm" svg:height="1.778cm" svg:x="12.176cm" svg:y="16.765cm">
          <text:p text:style-name="P1">Get Location</text:p>
          <text:p text:style-name="P1">(Lat, Long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3" draw:id="id23" draw:layer="layout" svg:width="5.334cm" svg:height="3.031cm" svg:x="10.271cm" svg:y="19.432cm">
          <text:p text:style-name="P3"><text:span text:style-name="T1">Check App. Status </text:span></text:p>
          <text:p text:style-name="P3"><text:span text:style-name="T1">And</text:span></text:p>
          <text:p text:style-name="P3"><text:span text:style-name="T1">Active Sim 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2.778cm" svg:y1="21.066cm" svg:x2="2.927cm" svg:y2="5.953cm" draw:start-shape="id20" draw:start-glue-point="9" draw:end-shape="id14" draw:end-glue-point="5" svg:d="m2778 21066c-1894 0-1969-15113 149-15113" svg:viewBox="0 0 1580 15114">
          <text:p/>
        </draw:connector>
        <draw:custom-shape draw:style-name="gr1" draw:text-style-name="P1" xml:id="id24" draw:id="id24" draw:layer="layout" svg:width="5.715cm" svg:height="0.889cm" svg:x="11.16cm" svg:y="24.241cm">
          <text:p text:style-name="P3"><text:span text:style-name="T1">Stop Location Change</text:span></text:p>
          <text:p text:style-name="P3"><text:span text:style-name="T1">Liste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5" draw:id="id25" draw:layer="layout" svg:width="3.937cm" svg:height="1.27cm" svg:x="16.367cm" svg:y="20.321cm">
          <text:p text:style-name="P3"><text:span text:style-name="T1">Send SMS with GPS</text:span></text:p>
          <text:p text:style-name="P3"><text:span text:style-name="T1">Coordinat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15.287cm" svg:y1="15.749cm" svg:x2="14.779cm" svg:y2="16.765cm" draw:start-shape="id21" draw:start-glue-point="2" draw:end-shape="id22" draw:end-glue-point="5" svg:d="m15287 15749v502l-508 13v501" svg:viewBox="0 0 509 1017">
          <text:p/>
        </draw:connector>
        <draw:connector draw:style-name="gr3" draw:text-style-name="P3" draw:layer="layout" svg:x1="12.938cm" svg:y1="22.463cm" svg:x2="14.017cm" svg:y2="24.241cm" draw:start-shape="id23" draw:start-glue-point="6" draw:end-shape="id24" draw:end-glue-point="0" svg:d="m12938 22463v889h1079v889" svg:viewBox="0 0 1080 1779">
          <text:p/>
        </draw:connector>
        <draw:connector draw:style-name="gr3" draw:text-style-name="P3" draw:layer="layout" svg:x1="18.335cm" svg:y1="21.591cm" svg:x2="14.017cm" svg:y2="24.241cm" draw:start-shape="id25" draw:start-glue-point="2" draw:end-shape="id24" draw:end-glue-point="0" svg:d="m18335 21591v1325h-4318v1325" svg:viewBox="0 0 4319 2651">
          <text:p/>
        </draw:connector>
        <draw:frame draw:style-name="gr11" draw:text-style-name="P4" draw:layer="layout" svg:width="2.667cm" svg:height="0.725cm" svg:x="6.842cm" svg:y="9.546cm">
          <draw:text-box>
            <text:p text:style-name="P4"><text:span text:style-name="T1">Registered</text:span></text:p>
          </draw:text-box>
        </draw:frame>
        <draw:connector draw:style-name="gr3" draw:text-style-name="P3" draw:layer="layout" draw:type="line" svg:x1="14.779cm" svg:y1="18.543cm" svg:x2="12.938cm" svg:y2="19.432cm" draw:start-shape="id22" draw:start-glue-point="8" draw:end-shape="id23" svg:d="m14779 18543-1841 889" svg:viewBox="0 0 1842 890">
          <text:p/>
        </draw:connector>
        <draw:connector draw:style-name="gr3" draw:text-style-name="P3" draw:layer="layout" draw:type="line" svg:x1="15.605cm" svg:y1="20.947cm" svg:x2="16.367cm" svg:y2="20.956cm" draw:start-shape="id23" draw:start-glue-point="7" draw:end-shape="id25" draw:end-glue-point="3" svg:d="m15605 20947 762 9" svg:viewBox="0 0 763 10">
          <text:p/>
        </draw:connector>
        <draw:frame draw:style-name="gr12" draw:text-style-name="P4" draw:layer="layout" svg:width="3.175cm" svg:height="0.725cm" svg:x="2.27cm" svg:y="11.705cm">
          <draw:text-box>
            <text:p text:style-name="P4"><text:span text:style-name="T1">Unregistered</text:span></text:p>
          </draw:text-box>
        </draw:frame>
        <draw:connector draw:style-name="gr3" draw:text-style-name="P3" draw:layer="layout" draw:type="curve" svg:x1="7.858cm" svg:y1="18.399cm" svg:x2="12.811cm" svg:y2="15.241cm" draw:start-shape="id19" draw:start-glue-point="1" draw:end-shape="id21" svg:d="m7858 18399c3714 0 1238-3158 4953-3158" svg:viewBox="0 0 4954 3159">
          <text:p/>
        </draw:connector>
      </draw:page>
      <draw:page draw:name="page3" draw:style-name="dp1" draw:master-page-name="Default">
        <draw:frame draw:style-name="gr8" draw:text-style-name="P5" draw:layer="layout" svg:width="3.991cm" svg:height="0.988cm" svg:x="9.836cm" svg:y="1.155cm">
          <draw:text-box>
            <text:p text:style-name="P5"><text:span text:style-name="T2">Listeners</text:span></text:p>
          </draw:text-box>
        </draw:frame>
        <draw:custom-shape draw:style-name="gr1" draw:text-style-name="P1" xml:id="id26" draw:id="id26" draw:layer="layout" svg:width="4.953cm" svg:height="1.016cm" svg:x="2.016cm" svg:y="3.032cm">
          <text:p text:style-name="P1">On Location Change</text:p>
          <text:p text:style-name="P1"><text:span text:style-name="T1">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7" draw:id="id27" draw:layer="layout" svg:width="5.207cm" svg:height="1.778cm" svg:x="1.889cm" svg:y="5.445cm">
          <text:p text:style-name="P1">Get Location</text:p>
          <text:p text:style-name="P1">(Lat, Log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8" draw:id="id28" draw:layer="layout" svg:width="5.334cm" svg:height="3.031cm" svg:x="1.889cm" svg:y="8.366cm">
          <text:p text:style-name="P6"><text:span text:style-name="T1">Check App. Status </text:span></text:p>
          <text:p text:style-name="P6"><text:span text:style-name="T1">And</text:span></text:p>
          <text:p text:style-name="P6"><text:span text:style-name="T1">Active Sim 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9" draw:id="id29" draw:layer="layout" svg:width="5.715cm" svg:height="0.889cm" svg:x="4.302cm" svg:y="12.049cm">
          <text:p text:style-name="P6"><text:span text:style-name="T1">Stop Location Change</text:span></text:p>
          <text:p text:style-name="P6"><text:span text:style-name="T1">Liste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0" draw:id="id30" draw:layer="layout" svg:width="3.937cm" svg:height="1.27cm" svg:x="8.112cm" svg:y="9.255cm">
          <text:p text:style-name="P6"><text:span text:style-name="T1">Send SMS with GPS</text:span></text:p>
          <text:p text:style-name="P6"><text:span text:style-name="T1">Coordinat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4.492cm" svg:y1="4.048cm" svg:x2="4.492cm" svg:y2="5.445cm" draw:start-shape="id26" draw:start-glue-point="2" draw:end-shape="id27" draw:end-glue-point="5" svg:d="m4492 4048v502 394 501" svg:viewBox="0 0 1 1398">
          <text:p/>
        </draw:connector>
        <draw:connector draw:style-name="gr3" draw:text-style-name="P3" draw:layer="layout" svg:x1="4.556cm" svg:y1="11.397cm" svg:x2="7.159cm" svg:y2="12.049cm" draw:start-shape="id28" draw:start-glue-point="6" draw:end-shape="id29" draw:end-glue-point="0" svg:d="m4556 11397v326h2603v326" svg:viewBox="0 0 2604 653">
          <text:p/>
        </draw:connector>
        <draw:connector draw:style-name="gr3" draw:text-style-name="P3" draw:layer="layout" svg:x1="10.08cm" svg:y1="10.525cm" svg:x2="7.159cm" svg:y2="12.049cm" draw:start-shape="id30" draw:start-glue-point="2" draw:end-shape="id29" draw:end-glue-point="0" svg:d="m10080 10525v762h-2921v762" svg:viewBox="0 0 2922 1525">
          <text:p/>
        </draw:connector>
        <draw:connector draw:style-name="gr3" draw:text-style-name="P3" draw:layer="layout" draw:type="line" svg:x1="4.492cm" svg:y1="7.223cm" svg:x2="4.556cm" svg:y2="8.366cm" draw:start-shape="id27" draw:start-glue-point="8" draw:end-shape="id28" svg:d="m4492 7223 64 1143" svg:viewBox="0 0 65 1144">
          <text:p/>
        </draw:connector>
        <draw:custom-shape draw:style-name="gr1" draw:text-style-name="P1" xml:id="id31" draw:id="id31" draw:layer="layout" svg:width="4.896cm" svg:height="1.242cm" svg:x="14.414cm" svg:y="3.286cm">
          <text:p text:style-name="P6"><text:span text:style-name="T1">Di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2" draw:id="id32" draw:layer="layout" svg:width="3.79cm" svg:height="3.26cm" svg:x="14.933cm" svg:y="6.08cm">
          <text:p text:style-name="P6"><text:span text:style-name="T1">Specified</text:span></text:p>
          <text:p text:style-name="P6"><text:span text:style-name="T1">Numb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3" draw:id="id33" draw:layer="layout" svg:width="6.159cm" svg:height="1.087cm" svg:x="13.67cm" svg:y="10.581cm">
          <text:p text:style-name="P6"><text:span text:style-name="T1">Set App. Status: Enab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6.862cm" svg:y1="4.528cm" svg:x2="16.828cm" svg:y2="6.08cm" draw:start-shape="id31" draw:start-glue-point="2" draw:end-shape="id32" draw:end-glue-point="4" svg:d="m16862 4528-34 1552" svg:viewBox="0 0 35 1553">
          <text:p/>
        </draw:connector>
        <draw:connector draw:style-name="gr3" draw:text-style-name="P3" draw:layer="layout" draw:type="line" svg:x1="16.828cm" svg:y1="9.34cm" svg:x2="16.749cm" svg:y2="10.581cm" draw:start-shape="id32" draw:start-glue-point="6" draw:end-shape="id33" draw:end-glue-point="0" svg:d="m16828 9340-79 1241" svg:viewBox="0 0 80 1242">
          <text:p/>
        </draw:connector>
        <draw:connector draw:style-name="gr3" draw:text-style-name="P3" draw:layer="layout" draw:type="curve" svg:x1="18.723cm" svg:y1="7.71cm" svg:x2="19.31cm" svg:y2="3.907cm" draw:start-shape="id32" draw:start-glue-point="7" draw:end-shape="id31" draw:end-glue-point="1" svg:d="m18723 7710c1633 0 1340-3803 587-3803" svg:viewBox="0 0 1193 3804">
          <text:p/>
        </draw:connector>
        <draw:connector draw:style-name="gr3" draw:text-style-name="P3" draw:layer="layout" draw:type="curve" svg:x1="13.67cm" svg:y1="11.124cm" svg:x2="14.414cm" svg:y2="3.907cm" draw:start-shape="id33" draw:start-glue-point="3" draw:end-shape="id31" draw:end-glue-point="3" svg:d="m13670 11124c-753 0-1125-7217 744-7217" svg:viewBox="0 0 1361 7218">
          <text:p/>
        </draw:connector>
        <draw:frame draw:style-name="gr13" draw:text-style-name="P4" draw:layer="layout" svg:width="2.794cm" svg:height="0.725cm" svg:x="14.335cm" svg:y="9.128cm">
          <draw:text-box>
            <text:p text:style-name="P7"><text:span text:style-name="T1">###741147</text:span></text:p>
          </draw:text-box>
        </draw:frame>
        <draw:frame draw:style-name="gr14" draw:text-style-name="P4" draw:layer="layout" svg:width="1.414cm" svg:height="0.886cm" svg:x="18.399cm" svg:y="6.969cm">
          <draw:text-box>
            <text:p text:style-name="P4"><text:span text:style-name="T1">NO</text:span></text:p>
          </draw:text-box>
        </draw:frame>
        <draw:custom-shape draw:style-name="gr1" draw:text-style-name="P1" xml:id="id34" draw:id="id34" draw:layer="layout" svg:width="6.123cm" svg:height="0.972cm" svg:x="9.621cm" svg:y="13.319cm">
          <text:p text:style-name="P1"><text:span text:style-name="T1">SMS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7.223cm" svg:y1="9.881cm" svg:x2="8.112cm" svg:y2="9.89cm" draw:start-shape="id28" draw:start-glue-point="7" draw:end-shape="id30" draw:end-glue-point="3" svg:d="m7223 9881 889 9" svg:viewBox="0 0 890 10">
          <text:p/>
        </draw:connector>
        <draw:custom-shape draw:style-name="gr1" draw:text-style-name="P1" xml:id="id35" draw:id="id35" draw:layer="layout" svg:width="4.239cm" svg:height="3.334cm" svg:x="10.092cm" svg:y="15.68cm">
          <text:p text:style-name="P1"><text:span text:style-name="T1">Check Trusted</text:span></text:p>
          <text:p text:style-name="P1"><text:span text:style-name="T1">Numb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6" draw:id="id36" draw:layer="layout" svg:width="3.925cm" svg:height="3.195cm" svg:x="10.249cm" svg:y="20.264cm">
          <text:p text:style-name="P6"><text:span text:style-name="T1">Check SMS</text:span></text:p>
          <text:p text:style-name="P6"><text:span text:style-name="T1">Cont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7" draw:id="id37" draw:layer="layout" svg:width="5.18cm" svg:height="1.806cm" svg:x="5.697cm" svg:y="24.848cm">
          <text:p text:style-name="P6"><text:span text:style-name="T1">Add Active </text:span></text:p>
          <text:p text:style-name="P6"><text:span text:style-name="T1">Sim To D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8" draw:id="id38" draw:layer="layout" svg:width="4.553cm" svg:height="1.667cm" svg:x="14.608cm" svg:y="24.876cm">
          <text:p text:style-name="P6"><text:span text:style-name="T1">Set Passwor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" svg:x1="12.682cm" svg:y1="14.291cm" svg:x2="12.212cm" svg:y2="15.68cm" draw:start-shape="id34" draw:start-glue-point="2" draw:end-shape="id35" draw:end-glue-point="4" svg:d="m12682 14291-470 1389" svg:viewBox="0 0 471 1390">
          <text:p/>
        </draw:connector>
        <draw:connector draw:style-name="gr3" draw:text-style-name="P3" draw:layer="layout" draw:type="line" svg:x1="12.212cm" svg:y1="19.014cm" svg:x2="12.211cm" svg:y2="20.264cm" draw:start-shape="id35" draw:start-glue-point="6" draw:end-shape="id36" svg:d="m12212 19014-1 1250" svg:viewBox="0 0 2 1251">
          <text:p/>
        </draw:connector>
        <draw:connector draw:style-name="gr3" draw:text-style-name="P3" draw:layer="layout" draw:type="curve" svg:x1="14.331cm" svg:y1="17.347cm" svg:x2="15.744cm" svg:y2="13.805cm" draw:start-shape="id35" draw:start-glue-point="7" draw:end-shape="id34" draw:end-glue-point="1" svg:d="m14331 17347c2871 0 2164-3542 1413-3542" svg:viewBox="0 0 2079 3543">
          <text:p/>
        </draw:connector>
        <draw:connector draw:style-name="gr3" draw:text-style-name="P3" draw:layer="layout" draw:type="curve" svg:x1="14.174cm" svg:y1="21.861cm" svg:x2="15.744cm" svg:y2="13.805cm" draw:start-shape="id36" draw:start-glue-point="7" draw:end-shape="id34" draw:end-glue-point="1" svg:d="m14174 21861c3106 0 2321-8056 1570-8056" svg:viewBox="0 0 2248 8057">
          <text:p/>
        </draw:connector>
        <draw:connector draw:style-name="gr3" draw:text-style-name="P3" draw:layer="layout" draw:type="line" svg:x1="10.249cm" svg:y1="21.861cm" svg:x2="8.935cm" svg:y2="24.848cm" draw:start-shape="id36" draw:start-glue-point="5" draw:end-shape="id37" draw:end-glue-point="4" svg:d="m10249 21861-1314 2987" svg:viewBox="0 0 1315 2988">
          <text:p/>
        </draw:connector>
        <draw:connector draw:style-name="gr3" draw:text-style-name="P3" draw:layer="layout" draw:type="line" svg:x1="12.212cm" svg:y1="23.459cm" svg:x2="15.177cm" svg:y2="25.709cm" draw:start-shape="id36" draw:start-glue-point="6" draw:end-shape="id38" draw:end-glue-point="9" svg:d="m12212 23459 2965 2250" svg:viewBox="0 0 2966 2251">
          <text:p/>
        </draw:connector>
        <draw:connector draw:style-name="gr3" draw:text-style-name="P3" draw:layer="layout" draw:type="curve" svg:x1="17.454cm" svg:y1="24.876cm" svg:x2="15.744cm" svg:y2="13.805cm" draw:start-shape="id38" draw:start-glue-point="4" draw:end-shape="id34" draw:end-glue-point="1" svg:d="m17454 24876c0-7381-570-11071-1710-11071" svg:viewBox="0 0 1711 11072">
          <text:p/>
        </draw:connector>
        <draw:connector draw:style-name="gr3" draw:text-style-name="P3" draw:layer="layout" draw:type="curve" svg:x1="6.344cm" svg:y1="25.751cm" svg:x2="9.621cm" svg:y2="13.805cm" draw:start-shape="id37" draw:start-glue-point="9" draw:end-shape="id34" svg:d="m6344 25751c-1722 0-3360-11946 3277-11946" svg:viewBox="0 0 4805 11947">
          <text:p/>
        </draw:connector>
        <draw:frame draw:style-name="gr15" draw:text-style-name="P4" draw:layer="layout" svg:width="2.379cm" svg:height="0.834cm" svg:x="10.305cm" svg:y="18.835cm">
          <draw:text-box>
            <text:p><text:span text:style-name="T1">Trusted</text:span></text:p>
          </draw:text-box>
        </draw:frame>
        <draw:frame draw:style-name="gr16" draw:text-style-name="P4" draw:layer="layout" svg:width="1.641cm" svg:height="0.793cm" svg:x="13.954cm" svg:y="16.59cm">
          <draw:text-box>
            <text:p><text:span text:style-name="T1">Else</text:span></text:p>
          </draw:text-box>
        </draw:frame>
        <draw:frame draw:style-name="gr17" draw:text-style-name="P4" draw:layer="layout" svg:width="1.642cm" svg:height="0.793cm" svg:x="13.703cm" svg:y="21.098cm">
          <draw:text-box>
            <text:p><text:span text:style-name="T1">Else</text:span></text:p>
          </draw:text-box>
        </draw:frame>
        <draw:frame draw:style-name="gr18" draw:text-style-name="P4" draw:layer="layout" svg:width="4.514cm" svg:height="0.793cm" svg:x="5.884cm" svg:y="21.574cm">
          <draw:text-box>
            <text:p><text:span text:style-name="T1">Sccn.add.currentsim</text:span></text:p>
          </draw:text-box>
        </draw:frame>
        <draw:frame draw:style-name="gr19" draw:text-style-name="P4" draw:layer="layout" svg:width="4.234cm" svg:height="0.793cm" svg:x="12.26cm" svg:y="22.971cm">
          <draw:text-box>
            <text:p><text:span text:style-name="T1">Sccn.block.dev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ak Chopuryan</meta:initial-creator>
    <meta:creation-date>2013-11-22T14:11:28</meta:creation-date>
    <dc:date>2013-11-22T17:13:24</dc:date>
    <dc:creator>Artak Chopuryan</dc:creator>
    <meta:editing-duration>PT2H15M55S</meta:editing-duration>
    <meta:editing-cycles>8</meta:editing-cycles>
    <meta:generator>LibreOffice/3.5$Linux_x86 LibreOffice_project/350m1$Build-2</meta:generator>
    <meta:document-statistic meta:object-count="105"/>
  </office:meta>
</office:document-meta>
</file>